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text-properties fo:language="fr" fo:country="FR" officeooo:rsid="0041fbe6" officeooo:paragraph-rsid="0041fbe6"/>
    </style:style>
    <style:style style:name="P24" style:family="paragraph" style:parent-style-name="Standard">
      <style:text-properties fo:language="fr" fo:country="FR" officeooo:rsid="004886d4" officeooo:paragraph-rsid="004886d4"/>
    </style:style>
    <style:style style:name="P25" style:family="paragraph" style:parent-style-name="Standard">
      <style:paragraph-properties fo:text-align="start" style:justify-single-word="false"/>
      <style:text-properties officeooo:paragraph-rsid="0008e55b"/>
    </style:style>
    <style:style style:name="P26" style:family="paragraph" style:parent-style-name="Standard">
      <style:paragraph-properties fo:text-align="start" style:justify-single-word="false"/>
      <style:text-properties officeooo:paragraph-rsid="00231bc0"/>
    </style:style>
    <style:style style:name="P27" style:family="paragraph" style:parent-style-name="Standard">
      <style:paragraph-properties fo:text-align="start" style:justify-single-word="false"/>
      <style:text-properties officeooo:paragraph-rsid="00245c20"/>
    </style:style>
    <style:style style:name="P28" style:family="paragraph" style:parent-style-name="Standard">
      <style:paragraph-properties fo:text-align="start" style:justify-single-word="false"/>
      <style:text-properties fo:color="#006600" fo:language="fr" fo:country="FR" officeooo:paragraph-rsid="0008e55b"/>
    </style:style>
    <style:style style:name="P29" style:family="paragraph" style:parent-style-name="Standard">
      <style:paragraph-properties fo:text-align="start" style:justify-single-word="false"/>
      <style:text-properties fo:color="#006600" fo:language="fr" fo:country="FR" fo:background-color="transparent"/>
    </style:style>
    <style:style style:name="P30" style:family="paragraph" style:parent-style-name="Standard">
      <style:text-properties officeooo:paragraph-rsid="00245c20"/>
    </style:style>
    <style:style style:name="P31" style:family="paragraph" style:parent-style-name="Standard">
      <style:text-properties officeooo:paragraph-rsid="0017f3de"/>
    </style:style>
    <style:style style:name="P32" style:family="paragraph" style:parent-style-name="Standard">
      <style:text-properties officeooo:paragraph-rsid="001a524a"/>
    </style:style>
    <style:style style:name="P33" style:family="paragraph" style:parent-style-name="Standard">
      <style:paragraph-properties fo:text-align="start" style:justify-single-word="false"/>
      <style:text-properties fo:color="#009900" fo:language="fr" fo:country="FR" officeooo:paragraph-rsid="0008e55b"/>
    </style:style>
    <style:style style:name="P34" style:family="paragraph" style:parent-style-name="Standard">
      <style:paragraph-properties fo:text-align="start" style:justify-single-word="false"/>
      <style:text-properties fo:color="#009900" officeooo:paragraph-rsid="0008e55b"/>
    </style:style>
    <style:style style:name="P35" style:family="paragraph" style:parent-style-name="Standard">
      <style:text-properties fo:color="#0000ff"/>
    </style:style>
    <style:style style:name="P36" style:family="paragraph" style:parent-style-name="Standard">
      <style:text-properties fo:color="#0000ff" fo:language="fr" fo:country="FR"/>
    </style:style>
    <style:style style:name="P37" style:family="paragraph" style:parent-style-name="Standard">
      <style:paragraph-properties fo:text-align="start" style:justify-single-word="false"/>
      <style:text-properties fo:color="#0000ff" fo:language="fr" fo:country="FR"/>
    </style:style>
    <style:style style:name="P38" style:family="paragraph" style:parent-style-name="Standard">
      <style:paragraph-properties fo:text-align="start" style:justify-single-word="false"/>
      <style:text-properties fo:color="#0000ff" fo:language="fr" fo:country="FR" fo:background-color="transparent"/>
    </style:style>
    <style:style style:name="P39" style:family="paragraph" style:parent-style-name="Standard">
      <style:text-properties fo:color="#0000ff" style:font-name="Calibri" fo:font-size="12pt" style:font-size-asian="12pt" style:font-size-complex="12pt"/>
    </style:style>
    <style:style style:name="P40" style:family="paragraph" style:parent-style-name="Standard">
      <style:text-properties fo:color="#0000ff" fo:background-color="transparent"/>
    </style:style>
    <style:style style:name="P41" style:family="paragraph" style:parent-style-name="Standard">
      <style:paragraph-properties fo:text-align="start" style:justify-single-word="false"/>
      <style:text-properties fo:color="#0000ff" fo:background-color="transparent"/>
    </style:style>
    <style:style style:name="P42" style:family="paragraph" style:parent-style-name="Standard">
      <style:text-properties fo:color="#000000" fo:language="fr" fo:country="FR"/>
    </style:style>
    <style:style style:name="P43" style:family="paragraph" style:parent-style-name="Standard">
      <style:paragraph-properties fo:text-align="start" style:justify-single-word="false"/>
      <style:text-properties fo:color="#000000" fo:language="fr" fo:country="FR"/>
    </style:style>
    <style:style style:name="P44" style:family="paragraph" style:parent-style-name="Standard">
      <style:paragraph-properties fo:text-align="start" style:justify-single-word="false"/>
      <style:text-properties fo:color="#000000" fo:language="fr" fo:country="FR" fo:background-color="transparent"/>
    </style:style>
    <style:style style:name="P45" style:family="paragraph" style:parent-style-name="Standard">
      <style:paragraph-properties fo:text-align="start" style:justify-single-word="false"/>
      <style:text-properties fo:color="#000000" fo:language="fr" fo:country="FR" officeooo:paragraph-rsid="00295eec" fo:background-color="transparent"/>
    </style:style>
    <style:style style:name="P46"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7"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8"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9"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50"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51"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2"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3"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4"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5"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56"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57"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58" style:family="paragraph" style:parent-style-name="Standard">
      <style:paragraph-properties fo:text-align="start" style:justify-single-word="false"/>
      <style:text-properties fo:color="#000000" fo:language="fr" fo:country="FR" officeooo:rsid="004a5cd6" officeooo:paragraph-rsid="004a5cd6" fo:background-color="transparent"/>
    </style:style>
    <style:style style:name="P59" style:family="paragraph" style:parent-style-name="Standard">
      <style:paragraph-properties fo:text-align="start" style:justify-single-word="false"/>
      <style:text-properties fo:color="#000000" fo:language="fr" fo:country="FR" officeooo:rsid="004aaa52" officeooo:paragraph-rsid="004aaa52" fo:background-color="transparent"/>
    </style:style>
    <style:style style:name="P60" style:family="paragraph" style:parent-style-name="Standard">
      <style:paragraph-properties fo:text-align="start" style:justify-single-word="false"/>
      <style:text-properties fo:color="#000000" fo:language="fr" fo:country="FR" officeooo:rsid="004bfd85" officeooo:paragraph-rsid="004bfd85" fo:background-color="transparent"/>
    </style:style>
    <style:style style:name="P61"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62" style:family="paragraph" style:parent-style-name="Standard">
      <style:paragraph-properties fo:text-align="start" style:justify-single-word="false"/>
      <style:text-properties fo:color="#000000" fo:language="fr" fo:country="FR" officeooo:rsid="0051375e" officeooo:paragraph-rsid="0051375e" fo:background-color="transparent"/>
    </style:style>
    <style:style style:name="P63" style:family="paragraph" style:parent-style-name="Standard">
      <style:paragraph-properties fo:text-align="start" style:justify-single-word="false"/>
      <style:text-properties fo:color="#000000" fo:language="fr" fo:country="FR" officeooo:rsid="0052dddc" officeooo:paragraph-rsid="0052dddc" fo:background-color="transparent"/>
    </style:style>
    <style:style style:name="P64" style:family="paragraph" style:parent-style-name="Standard">
      <style:paragraph-properties fo:text-align="start" style:justify-single-word="false"/>
      <style:text-properties fo:color="#000000" fo:language="fr" fo:country="FR" officeooo:rsid="005358d0" officeooo:paragraph-rsid="005358d0" fo:background-color="transparent"/>
    </style:style>
    <style:style style:name="P65" style:family="paragraph" style:parent-style-name="Standard">
      <style:paragraph-properties fo:text-align="start" style:justify-single-word="false"/>
      <style:text-properties fo:color="#000000" fo:language="fr" fo:country="FR" officeooo:rsid="0055401a" officeooo:paragraph-rsid="0055401a" fo:background-color="transparent"/>
    </style:style>
    <style:style style:name="P66" style:family="paragraph" style:parent-style-name="Standard">
      <style:paragraph-properties fo:text-align="start" style:justify-single-word="false"/>
      <style:text-properties fo:color="#000000" fo:language="fr" fo:country="FR" officeooo:rsid="0055a714" officeooo:paragraph-rsid="0055a714" fo:background-color="transparent"/>
    </style:style>
    <style:style style:name="P67" style:family="paragraph" style:parent-style-name="Standard">
      <style:paragraph-properties fo:text-align="start" style:justify-single-word="false"/>
      <style:text-properties fo:color="#000000" fo:language="fr" fo:country="FR" officeooo:rsid="005789f9" officeooo:paragraph-rsid="005789f9" fo:background-color="transparent"/>
    </style:style>
    <style:style style:name="P68" style:family="paragraph" style:parent-style-name="Standard">
      <style:paragraph-properties fo:text-align="start" style:justify-single-word="false"/>
      <style:text-properties fo:color="#000000" fo:language="fr" fo:country="FR" officeooo:rsid="005ab92e" officeooo:paragraph-rsid="005ab92e" fo:background-color="transparent"/>
    </style:style>
    <style:style style:name="P69" style:family="paragraph" style:parent-style-name="Standard">
      <style:paragraph-properties fo:text-align="start" style:justify-single-word="false"/>
      <style:text-properties fo:color="#000000" fo:language="fr" fo:country="FR" officeooo:rsid="005b63da" officeooo:paragraph-rsid="005b63da" fo:background-color="transparent"/>
    </style:style>
    <style:style style:name="P70"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71" style:family="paragraph" style:parent-style-name="Standard">
      <style:paragraph-properties fo:text-align="start" style:justify-single-word="false"/>
      <style:text-properties fo:color="#000000" fo:language="fr" fo:country="FR" officeooo:rsid="005c430d" officeooo:paragraph-rsid="005c430d" fo:background-color="transparent"/>
    </style:style>
    <style:style style:name="P72" style:family="paragraph" style:parent-style-name="Standard">
      <style:paragraph-properties fo:text-align="start" style:justify-single-word="false"/>
      <style:text-properties fo:color="#000000" fo:language="fr" fo:country="FR" officeooo:rsid="005e3f96" officeooo:paragraph-rsid="005e3f96" fo:background-color="transparent"/>
    </style:style>
    <style:style style:name="P73" style:family="paragraph" style:parent-style-name="Standard">
      <style:paragraph-properties fo:text-align="start" style:justify-single-word="false"/>
      <style:text-properties fo:color="#000000" fo:language="fr" fo:country="FR" officeooo:rsid="005ef563" officeooo:paragraph-rsid="005fe2f5" fo:background-color="transparent"/>
    </style:style>
    <style:style style:name="P74" style:family="paragraph" style:parent-style-name="Standard">
      <style:paragraph-properties fo:text-align="start" style:justify-single-word="false"/>
      <style:text-properties fo:color="#000000" fo:language="fr" fo:country="FR" officeooo:rsid="0063a1d4" officeooo:paragraph-rsid="0063a1d4" fo:background-color="transparent"/>
    </style:style>
    <style:style style:name="P75" style:family="paragraph" style:parent-style-name="Standard">
      <style:paragraph-properties fo:text-align="start" style:justify-single-word="false"/>
      <style:text-properties fo:color="#000000" fo:language="fr" fo:country="FR" officeooo:rsid="00654286" officeooo:paragraph-rsid="00654286" fo:background-color="transparent"/>
    </style:style>
    <style:style style:name="P76" style:family="paragraph" style:parent-style-name="Standard">
      <style:paragraph-properties fo:text-align="start" style:justify-single-word="false"/>
      <style:text-properties fo:color="#000000" fo:language="fr" fo:country="FR" officeooo:rsid="00680652" officeooo:paragraph-rsid="00680652" fo:background-color="transparent"/>
    </style:style>
    <style:style style:name="P77" style:family="paragraph" style:parent-style-name="Standard">
      <style:paragraph-properties fo:text-align="start" style:justify-single-word="false"/>
      <style:text-properties fo:color="#000000" fo:language="fr" fo:country="FR" officeooo:rsid="006988b6" officeooo:paragraph-rsid="006988b6" fo:background-color="transparent"/>
    </style:style>
    <style:style style:name="P78" style:family="paragraph" style:parent-style-name="Standard">
      <style:paragraph-properties fo:text-align="start" style:justify-single-word="false"/>
      <style:text-properties fo:color="#000000" fo:language="fr" fo:country="FR" officeooo:rsid="0069d218" officeooo:paragraph-rsid="0069d218" fo:background-color="transparent"/>
    </style:style>
    <style:style style:name="P79" style:family="paragraph" style:parent-style-name="Standard">
      <style:paragraph-properties fo:text-align="start" style:justify-single-word="false"/>
      <style:text-properties fo:color="#000000" fo:language="fr" fo:country="FR" officeooo:rsid="0069e218" officeooo:paragraph-rsid="0069e218" fo:background-color="transparent"/>
    </style:style>
    <style:style style:name="P80" style:family="paragraph" style:parent-style-name="Standard">
      <style:paragraph-properties fo:text-align="start" style:justify-single-word="false"/>
      <style:text-properties fo:color="#000000" fo:language="fr" fo:country="FR" officeooo:rsid="006b845b" officeooo:paragraph-rsid="006b845b" fo:background-color="transparent"/>
    </style:style>
    <style:style style:name="P81" style:family="paragraph" style:parent-style-name="Standard">
      <style:paragraph-properties fo:text-align="start" style:justify-single-word="false"/>
      <style:text-properties fo:color="#000000" fo:language="fr" fo:country="FR" officeooo:rsid="006b845b" officeooo:paragraph-rsid="006caa5f" fo:background-color="transparent"/>
    </style:style>
    <style:style style:name="P82" style:family="paragraph" style:parent-style-name="Standard">
      <style:paragraph-properties fo:text-align="start" style:justify-single-word="false"/>
      <style:text-properties fo:color="#000000" fo:language="fr" fo:country="FR" officeooo:rsid="006d69dd" officeooo:paragraph-rsid="006b845b" fo:background-color="transparent"/>
    </style:style>
    <style:style style:name="P83" style:family="paragraph" style:parent-style-name="Standard">
      <style:paragraph-properties fo:text-align="start" style:justify-single-word="false"/>
      <style:text-properties fo:color="#000000"/>
    </style:style>
    <style:style style:name="P84" style:family="paragraph" style:parent-style-name="Standard">
      <style:paragraph-properties fo:text-align="start" style:justify-single-word="false"/>
      <style:text-properties fo:color="#000000" fo:background-color="transparent"/>
    </style:style>
    <style:style style:name="P85" style:family="paragraph" style:parent-style-name="Standard">
      <style:text-properties fo:color="#0000cc" fo:language="fr" fo:country="FR"/>
    </style:style>
    <style:style style:name="P86" style:family="paragraph" style:parent-style-name="Standard">
      <style:text-properties style:font-name="Liberation Serif" fo:font-size="12pt" style:font-size-asian="12pt" style:font-size-complex="12pt"/>
    </style:style>
    <style:style style:name="P87" style:family="paragraph" style:parent-style-name="Standard">
      <style:text-properties officeooo:rsid="0049453f" officeooo:paragraph-rsid="0049453f"/>
    </style:style>
    <style:style style:name="P88"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89" style:family="paragraph" style:parent-style-name="Text_20_body">
      <style:text-properties officeooo:paragraph-rsid="0008e55b"/>
    </style:style>
    <style:style style:name="P90" style:family="paragraph" style:parent-style-name="List_20_Contents">
      <style:paragraph-properties fo:margin-left="0cm" fo:margin-right="0cm" fo:text-indent="0cm" style:auto-text-indent="false"/>
    </style:style>
    <style:style style:name="P91" style:family="paragraph" style:parent-style-name="List_20_Contents">
      <style:text-properties fo:color="#0000ff"/>
    </style:style>
    <style:style style:name="P92" style:family="paragraph" style:parent-style-name="Preformatted_20_Text">
      <style:text-properties fo:color="#0000ff" style:font-name="Calibri" fo:font-size="12pt" style:font-size-asian="12pt" style:font-size-complex="12pt"/>
    </style:style>
    <style:style style:name="P93" style:family="paragraph" style:parent-style-name="Preformatted_20_Text">
      <style:text-properties style:font-name="Liberation Serif" fo:font-size="12pt" style:font-size-asian="12pt" style:font-size-complex="12pt"/>
    </style:style>
    <style:style style:name="P94" style:family="paragraph" style:parent-style-name="Standard" style:list-style-name="L1"/>
    <style:style style:name="P95" style:family="paragraph" style:parent-style-name="Standard" style:list-style-name="L1">
      <style:text-properties officeooo:paragraph-rsid="00231bc0"/>
    </style:style>
    <style:style style:name="P96" style:family="paragraph" style:parent-style-name="Standard" style:list-style-name="L1">
      <style:text-properties officeooo:paragraph-rsid="00245c20"/>
    </style:style>
    <style:style style:name="P97" style:family="paragraph" style:parent-style-name="Standard" style:list-style-name="L1">
      <style:text-properties fo:language="fr" fo:country="FR"/>
    </style:style>
    <style:style style:name="P98" style:family="paragraph" style:parent-style-name="Standard" style:list-style-name="L1">
      <style:text-properties fo:language="fr" fo:country="FR" officeooo:paragraph-rsid="000c0670"/>
    </style:style>
    <style:style style:name="P99" style:family="paragraph" style:parent-style-name="Standard" style:list-style-name="L1">
      <style:text-properties fo:language="fr" fo:country="FR" officeooo:rsid="000e97bb" officeooo:paragraph-rsid="0010823d"/>
    </style:style>
    <style:style style:name="P100" style:family="paragraph" style:parent-style-name="Standard" style:list-style-name="L1">
      <style:text-properties fo:language="fr" fo:country="FR" officeooo:rsid="0012fa68" officeooo:paragraph-rsid="00134090"/>
    </style:style>
    <style:style style:name="P101" style:family="paragraph" style:parent-style-name="Standard" style:list-style-name="L1">
      <style:text-properties fo:language="fr" fo:country="FR" officeooo:rsid="0012fa68" officeooo:paragraph-rsid="0014b3cd"/>
    </style:style>
    <style:style style:name="P102" style:family="paragraph" style:parent-style-name="Standard" style:list-style-name="L1">
      <style:text-properties fo:language="fr" fo:country="FR" officeooo:rsid="0017f3de" officeooo:paragraph-rsid="0017f3de"/>
    </style:style>
    <style:style style:name="P103" style:family="paragraph" style:parent-style-name="Standard" style:list-style-name="L1">
      <style:text-properties fo:language="fr" fo:country="FR" officeooo:rsid="0017177f" officeooo:paragraph-rsid="0017f3de"/>
    </style:style>
    <style:style style:name="P104" style:family="paragraph" style:parent-style-name="Standard" style:list-style-name="L1">
      <style:text-properties fo:language="fr" fo:country="FR" officeooo:rsid="001a524a" officeooo:paragraph-rsid="001a524a"/>
    </style:style>
    <style:style style:name="P105" style:family="paragraph" style:parent-style-name="Standard" style:list-style-name="L1">
      <style:text-properties fo:language="fr" fo:country="FR" officeooo:rsid="001c12d4" officeooo:paragraph-rsid="001c12d4"/>
    </style:style>
    <style:style style:name="P106" style:family="paragraph" style:parent-style-name="Standard" style:list-style-name="L1">
      <style:text-properties fo:language="fr" fo:country="FR" officeooo:rsid="001cf62b" officeooo:paragraph-rsid="001cf62b"/>
    </style:style>
    <style:style style:name="P107" style:family="paragraph" style:parent-style-name="Standard" style:list-style-name="L1">
      <style:text-properties fo:language="fr" fo:country="FR" officeooo:rsid="001cf62b" officeooo:paragraph-rsid="00204b03"/>
    </style:style>
    <style:style style:name="P108" style:family="paragraph" style:parent-style-name="Standard" style:list-style-name="L1">
      <style:text-properties fo:language="fr" fo:country="FR" officeooo:rsid="001cf62b" officeooo:paragraph-rsid="002245c2"/>
    </style:style>
    <style:style style:name="P109" style:family="paragraph" style:parent-style-name="Standard" style:list-style-name="L1">
      <style:paragraph-properties fo:text-align="start" style:justify-single-word="false"/>
      <style:text-properties officeooo:paragraph-rsid="0008e55b"/>
    </style:style>
    <style:style style:name="P110" style:family="paragraph" style:parent-style-name="Standard" style:list-style-name="L1">
      <style:text-properties fo:color="#0000ff" fo:language="fr" fo:country="FR"/>
    </style:style>
    <style:style style:name="P111" style:family="paragraph" style:parent-style-name="Standard" style:list-style-name="L1">
      <style:paragraph-properties fo:text-align="start" style:justify-single-word="false"/>
      <style:text-properties fo:color="#0000ff" fo:language="fr" fo:country="FR" fo:background-color="transparent"/>
    </style:style>
    <style:style style:name="P112" style:family="paragraph" style:parent-style-name="Standard" style:list-style-name="L1">
      <style:text-properties fo:color="#0000ff"/>
    </style:style>
    <style:style style:name="P113" style:family="paragraph" style:parent-style-name="Standard" style:list-style-name="L1">
      <style:paragraph-properties fo:text-align="start" style:justify-single-word="false"/>
      <style:text-properties fo:color="#0000ff"/>
    </style:style>
    <style:style style:name="P114" style:family="paragraph" style:parent-style-name="Standard" style:list-style-name="L1">
      <style:paragraph-properties fo:text-align="start" style:justify-single-word="false"/>
      <style:text-properties fo:color="#000000" fo:language="fr" fo:country="FR" fo:background-color="transparent"/>
    </style:style>
    <style:style style:name="P115" style:family="paragraph" style:parent-style-name="Standard">
      <style:paragraph-properties fo:text-align="start" style:justify-single-word="false"/>
      <style:text-properties fo:color="#000000" fo:language="fr" fo:country="FR" officeooo:rsid="006d69dd" officeooo:paragraph-rsid="006d69dd" fo:background-color="transparent"/>
    </style:style>
    <style:style style:name="P116" style:family="paragraph" style:parent-style-name="Standard">
      <style:paragraph-properties fo:text-align="start" style:justify-single-word="false"/>
      <style:text-properties fo:color="#000000" fo:language="fr" fo:country="FR" officeooo:rsid="006f2853" officeooo:paragraph-rsid="006f2853" fo:background-color="transparent"/>
    </style:style>
    <style:style style:name="P117" style:family="paragraph" style:parent-style-name="Standard">
      <style:paragraph-properties fo:text-align="start" style:justify-single-word="false"/>
      <style:text-properties fo:color="#000000" fo:language="fr" fo:country="FR" officeooo:rsid="006f2853" officeooo:paragraph-rsid="006fd790" fo:background-color="transparent"/>
    </style:style>
    <style:style style:name="P118" style:family="paragraph" style:parent-style-name="Standard">
      <style:paragraph-properties fo:text-align="start" style:justify-single-word="false"/>
      <style:text-properties fo:color="#000000" fo:language="fr" fo:country="FR" officeooo:rsid="006ff8ea" officeooo:paragraph-rsid="006ff8ea" fo:background-color="transparent"/>
    </style:style>
    <style:style style:name="P119" style:family="paragraph" style:parent-style-name="Standard" style:list-style-name="L1">
      <style:paragraph-properties fo:margin-top="0cm" fo:margin-bottom="0cm" loext:contextual-spacing="false"/>
    </style:style>
    <style:style style:name="P120" style:family="paragraph">
      <style:text-properties fo:language="fr" fo:country="FR"/>
    </style:style>
    <style:style style:name="P121" style:family="paragraph" style:parent-style-name="Text_20_body" style:list-style-name="L1">
      <style:text-properties fo:color="#0000ff"/>
    </style:style>
    <style:style style:name="P122" style:family="paragraph" style:parent-style-name="Text_20_body">
      <style:paragraph-properties fo:text-align="start" style:justify-single-word="false"/>
      <style:text-properties officeooo:paragraph-rsid="006ff8ea"/>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color="#0000ff" officeooo:rsid="003dd42a"/>
    </style:style>
    <style:style style:name="T11" style:family="text">
      <style:text-properties fo:language="fr" fo:country="FR"/>
    </style:style>
    <style:style style:name="T12" style:family="text">
      <style:text-properties fo:language="fr" fo:country="FR" officeooo:rsid="00081e26"/>
    </style:style>
    <style:style style:name="T13" style:family="text">
      <style:text-properties fo:language="fr" fo:country="FR" officeooo:rsid="0017177f"/>
    </style:style>
    <style:style style:name="T14" style:family="text">
      <style:text-properties fo:language="fr" fo:country="FR" officeooo:rsid="0017f3de"/>
    </style:style>
    <style:style style:name="T15" style:family="text">
      <style:text-properties fo:language="fr" fo:country="FR" officeooo:rsid="0018e94b"/>
    </style:style>
    <style:style style:name="T16" style:family="text">
      <style:text-properties style:font-name="Liberation Serif" fo:font-size="12pt" style:font-size-asian="12pt" style:font-size-complex="12pt"/>
    </style:style>
    <style:style style:name="T17" style:family="text">
      <style:text-properties fo:color="#00cc00"/>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Calibri" fo:font-size="12pt" style:font-size-asian="12pt" style:font-size-complex="12pt"/>
    </style:style>
    <style:style style:name="T21" style:family="text">
      <style:text-properties fo:color="#000000" officeooo:rsid="00231bc0"/>
    </style:style>
    <style:style style:name="T22" style:family="text">
      <style:text-properties fo:color="#000000" officeooo:rsid="00245c20"/>
    </style:style>
    <style:style style:name="T23" style:family="text">
      <style:text-properties fo:color="#000000" officeooo:rsid="00260436"/>
    </style:style>
    <style:style style:name="T24" style:family="text">
      <style:text-properties fo:color="#000000" officeooo:rsid="004c21db"/>
    </style:style>
    <style:style style:name="T25" style:family="text">
      <style:text-properties fo:color="#000000" officeooo:rsid="004db963"/>
    </style:style>
    <style:style style:name="T26" style:family="text">
      <style:text-properties fo:color="#000000" officeooo:rsid="004e2789"/>
    </style:style>
    <style:style style:name="T27" style:family="text">
      <style:text-properties fo:color="#000000" officeooo:rsid="004f93bc"/>
    </style:style>
    <style:style style:name="T28" style:family="text">
      <style:text-properties fo:color="#000000" fo:language="fr" fo:country="FR" officeooo:rsid="006ff8ea" fo:background-color="transparent" loext:char-shading-value="0"/>
    </style:style>
    <style:style style:name="T29" style:family="text">
      <style:text-properties fo:color="#0000cc" style:font-name="Calibri" fo:font-size="12pt" style:font-size-asian="12pt" style:font-size-complex="12pt"/>
    </style:style>
    <style:style style:name="T30" style:family="text">
      <style:text-properties fo:font-weight="normal" style:font-weight-asian="normal" style:font-weight-complex="normal"/>
    </style:style>
    <style:style style:name="T31" style:family="text">
      <style:text-properties officeooo:rsid="00062dd7"/>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0986a6"/>
    </style:style>
    <style:style style:name="T35" style:family="text">
      <style:text-properties fo:color="#21409a"/>
    </style:style>
    <style:style style:name="T36" style:family="text">
      <style:text-properties fo:color="#21409a" officeooo:rsid="000986a6"/>
    </style:style>
    <style:style style:name="T37" style:family="text">
      <style:text-properties fo:color="#21409a" officeooo:rsid="000a1010"/>
    </style:style>
    <style:style style:name="T38" style:family="text">
      <style:text-properties fo:color="#21409a" officeooo:rsid="0010823d"/>
    </style:style>
    <style:style style:name="T39" style:family="text">
      <style:text-properties fo:color="#21409a" officeooo:rsid="00134090"/>
    </style:style>
    <style:style style:name="T40" style:family="text">
      <style:text-properties fo:color="#21409a" officeooo:rsid="0014b3cd"/>
    </style:style>
    <style:style style:name="T41" style:family="text">
      <style:text-properties fo:color="#21409a" fo:language="fr" fo:country="FR" officeooo:rsid="0017177f"/>
    </style:style>
    <style:style style:name="T42" style:family="text">
      <style:text-properties fo:color="#21409a" officeooo:rsid="000c0670"/>
    </style:style>
    <style:style style:name="T43" style:family="text">
      <style:text-properties officeooo:rsid="000a1010"/>
    </style:style>
    <style:style style:name="T44" style:family="text">
      <style:text-properties officeooo:rsid="0010823d"/>
    </style:style>
    <style:style style:name="T45" style:family="text">
      <style:text-properties officeooo:rsid="0011b164"/>
    </style:style>
    <style:style style:name="T46" style:family="text">
      <style:text-properties officeooo:rsid="00134090"/>
    </style:style>
    <style:style style:name="T47" style:family="text">
      <style:text-properties officeooo:rsid="0014b3cd"/>
    </style:style>
    <style:style style:name="T48" style:family="text">
      <style:text-properties officeooo:rsid="0017f3de"/>
    </style:style>
    <style:style style:name="T49" style:family="text">
      <style:text-properties officeooo:rsid="001e7458"/>
    </style:style>
    <style:style style:name="T50" style:family="text">
      <style:text-properties officeooo:rsid="00204b03"/>
    </style:style>
    <style:style style:name="T51" style:family="text">
      <style:text-properties officeooo:rsid="002245c2"/>
    </style:style>
    <style:style style:name="T52" style:family="text">
      <style:text-properties officeooo:rsid="00231bc0"/>
    </style:style>
    <style:style style:name="T53" style:family="text">
      <style:text-properties officeooo:rsid="00260436"/>
    </style:style>
    <style:style style:name="T54" style:family="text">
      <style:text-properties officeooo:rsid="000c0670"/>
    </style:style>
    <style:style style:name="T55" style:family="text">
      <style:text-properties officeooo:rsid="002ad081"/>
    </style:style>
    <style:style style:name="T56" style:family="text">
      <style:text-properties officeooo:rsid="002dd341"/>
    </style:style>
    <style:style style:name="T57" style:family="text">
      <style:text-properties officeooo:rsid="002fe51d"/>
    </style:style>
    <style:style style:name="T58" style:family="text">
      <style:text-properties officeooo:rsid="003b623e"/>
    </style:style>
    <style:style style:name="T59" style:family="text">
      <style:text-properties officeooo:rsid="003ccafb"/>
    </style:style>
    <style:style style:name="T60" style:family="text">
      <style:text-properties officeooo:rsid="003dd42a"/>
    </style:style>
    <style:style style:name="T61" style:family="text">
      <style:text-properties style:text-position="super 58%"/>
    </style:style>
    <style:style style:name="T62" style:family="text">
      <style:text-properties officeooo:rsid="00450020"/>
    </style:style>
    <style:style style:name="T63" style:family="text">
      <style:text-properties officeooo:rsid="0045814e"/>
    </style:style>
    <style:style style:name="T64" style:family="text">
      <style:text-properties officeooo:rsid="004aaa52"/>
    </style:style>
    <style:style style:name="T65" style:family="text">
      <style:text-properties officeooo:rsid="0056c96e"/>
    </style:style>
    <style:style style:name="T66" style:family="text">
      <style:text-properties officeooo:rsid="005c430d"/>
    </style:style>
    <style:style style:name="T67" style:family="text">
      <style:text-properties officeooo:rsid="005fe2f5"/>
    </style:style>
    <style:style style:name="T68" style:family="text">
      <style:text-properties officeooo:rsid="006153b8"/>
    </style:style>
    <style:style style:name="T69" style:family="text">
      <style:text-properties officeooo:rsid="00660d45"/>
    </style:style>
    <style:style style:name="T70" style:family="text">
      <style:text-properties officeooo:rsid="006988b6"/>
    </style:style>
    <style:style style:name="T71" style:family="text">
      <style:text-properties officeooo:rsid="006fd7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2510938654" text:style-name="L1">
        <text:list-item>
          <text:p text:style-name="P94"><text:span text:style-name="T1">date</text:span> : renvoi<text:span text:style-name="T31">e</text:span> la date <text:span text:style-name="T31">et l’heure</text:span></text:p>
        </text:list-item>
      </text:list>
      <text:p text:style-name="Standard"/>
      <text:list xml:id="list205925463313653" text:continue-numbering="true" text:style-name="L1">
        <text:list-item>
          <text:p text:style-name="P94"><text:span text:style-name="T1">history</text:span> : renvoi l'historique des commandes</text:p>
        </text:list-item>
      </text:list>
      <text:p text:style-name="Standard"/>
      <text:list xml:id="list205923771238232" text:continue-numbering="true" text:style-name="L1">
        <text:list-item>
          <text:p text:style-name="P94"><text:span text:style-name="T1">whoami</text:span> : renvoi le nom d'utilisateur qui est connecté</text:p>
        </text:list-item>
      </text:list>
      <text:p text:style-name="Standard"/>
      <text:list xml:id="list205925422007161" text:continue-numbering="true" text:style-name="L1">
        <text:list-item>
          <text:p text:style-name="P94"><text:span text:style-name="T1">id user</text:span> : renvoi des informations de groupes et d’utilisateurs</text:p>
        </text:list-item>
      </text:list>
      <text:p text:style-name="Standard"/>
      <text:list xml:id="list205923426048577" text:continue-numbering="true" text:style-name="L1">
        <text:list-item>
          <text:p text:style-name="P94"><text:span text:style-name="T1">uname</text:span> : renvoi l’identité du système</text:p>
        </text:list-item>
      </text:list>
      <text:p text:style-name="Standard"/>
      <text:list xml:id="list205923881441418" text:continue-numbering="true" text:style-name="L1">
        <text:list-item>
          <text:p text:style-name="P94"><text:span text:style-name="T1">printenv HOME</text:span> : <text:s/>affiche la valeur de la variable d'environnement HOME</text:p>
        </text:list-item>
      </text:list>
      <text:p text:style-name="Standard"/>
      <text:list xml:id="list205923554270569" text:continue-numbering="true" text:style-name="L1">
        <text:list-item>
          <text:p text:style-name="P94"><text:span text:style-name="T1">pwd</text:span> :<text:span text:style-name="T11"> </text:span><text:span text:style-name="T12">(Print Working Directory) </text:span><text:span text:style-name="T11">affiche le nom du répertoire courant. </text:span></text:p>
        </text:list-item>
      </text:list>
      <text:p text:style-name="P3"/>
      <text:list xml:id="list205924970061211" text:continue-numbering="true" text:style-name="L1">
        <text:list-item>
          <text:p text:style-name="P97"><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5">-</text:span><text:span text:style-name="T36">F</text:span><text:span text:style-name="T34"> : affiche les dossiers avec un « / » a la fin et les raccourcis avec un « @ » a la fin</text:span></text:p>
      <text:p text:style-name="P3"><text:span text:style-name="T1">-d </text:span>: n'affiche pas le contenu des sous-répertoires</text:p>
      <text:p text:style-name="P3"><text:span text:style-name="T35">-</text:span><text:span text:style-name="T37">h</text:span><text:span text:style-name="T43">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53">i : affiche l’inode de chaque fichiers</text:span></text:p>
      <text:p text:style-name="P3"/>
      <text:list xml:id="list205925474823352" text:continue-numbering="true" text:style-name="L1">
        <text:list-item>
          <text:p text:style-name="P98"><text:span text:style-name="T42">cd chemin </text:span><text:span text:style-name="T54">: (Change directory) Accède au chemin. « . » est le dossier actuel. « .. » est le dossier parent. « ~ » est le dossier personnel.</text:span></text:p>
        </text:list-item>
      </text:list>
      <text:p text:style-name="P12"/>
      <text:list xml:id="list205923540760309" text:continue-numbering="true" text:style-name="L1">
        <text:list-item>
          <text:p text:style-name="P99"><text:span text:style-name="T35">du</text:span> <text:span text:style-name="T1"><text:s/>[-option]</text:span> : (Disk Usage) Renvoie la taille des <text:span text:style-name="T44">dossiers</text:span> du <text:span text:style-name="T44">répertoire</text:span> courant.</text:p>
        </text:list-item>
      </text:list>
      <text:p text:style-name="P13"><text:span text:style-name="T35">-</text:span><text:span text:style-name="T37">h</text:span><text:span text:style-name="T43"> : affiche les tailles d’une manière plus lisible pour l’humain</text:span></text:p>
      <text:p text:style-name="P13"><text:span text:style-name="T35">-</text:span><text:span text:style-name="T38">a</text:span><text:span text:style-name="T44"> : affiche également la taille des fichiers</text:span></text:p>
      <text:p text:style-name="P13">-<text:span text:style-name="T45">s : affiche uniquement la taille du répertoire courant</text:span></text:p>
      <text:p text:style-name="P13"/>
      <text:list xml:id="list205925103743655" text:continue-numbering="true" text:style-name="L1">
        <text:list-item>
          <text:p text:style-name="P100"><text:span text:style-name="T35">cat </text:span><text:span text:style-name="T5">[-option] </text:span><text:span text:style-name="T6">fichier</text:span><text:span text:style-name="T35"> </text:span>: <text:span text:style-name="T46">affiche</text:span> un fichier sur la sortie standard</text:p>
        </text:list-item>
      </text:list>
      <text:p text:style-name="P14"><text:span text:style-name="T35">-</text:span><text:span text:style-name="T39">n</text:span><text:span text:style-name="T46"> : affiche les numéros de lignes</text:span></text:p>
      <text:p text:style-name="P14"/>
      <text:list xml:id="list205924786924508" text:continue-numbering="true" text:style-name="L1">
        <text:list-item>
          <text:p text:style-name="P101"><text:span text:style-name="T40">less</text:span><text:span text:style-name="T5"> </text:span><text:span text:style-name="T6">fichier</text:span><text:span text:style-name="T35"> </text:span>: <text:span text:style-name="T46">affiche</text:span> un fichier sur la sortie standard <text:span text:style-name="T47">page par page ou ligne par ligne</text:span></text:p>
        </text:list-item>
      </text:list>
      <text:p text:style-name="P15"><text:span text:style-name="T35">SPACE </text:span>: avancer d’une page</text:p>
      <text:p text:style-name="P15"><text:span text:style-name="T35">ENTER</text:span> avancer d’une ligne</text:p>
      <text:p text:style-name="P15"><text:span text:style-name="T35">d </text:span>: avance d’une demi page</text:p>
      <text:p text:style-name="P15"><text:span text:style-name="T35">y </text:span>: reculer d’une ligne</text:p>
      <text:p text:style-name="P15"><text:span text:style-name="T35">u </text:span>: reculer d’une page</text:p>
      <text:p text:style-name="P15"><text:span text:style-name="T35">q </text:span>: arrêter la lecture</text:p>
      <text:p text:style-name="P15"><text:span text:style-name="T35">=</text:span> : indiaue le pourcentage de lecture et le nombre de byte lus</text:p>
      <text:p text:style-name="P16"><text:span text:style-name="T35">h </text:span>: affiche l’aide</text:p>
      <text:p text:style-name="P16"><text:span text:style-name="T35">/search </text:span>: rechercher search</text:p>
      <text:p text:style-name="P16"><text:span text:style-name="T35">n </text:span>: prochaine occurrence </text:p>
      <text:p text:style-name="P31"><text:span text:style-name="T41">N</text:span><text:span text:style-name="T13"> précédente occurrence</text:span></text:p>
      <text:p text:style-name="P17"/>
      <text:list xml:id="list205923780353630" text:continue-numbering="true" text:style-name="L1">
        <text:list-item>
          <text:p text:style-name="P102">head [-option] file : Affiche les premières lignes du fichier file</text:p>
        </text:list-item>
      </text:list>
      <text:p text:style-name="P18">-n x: affiche les x premières lignes</text:p>
      <text:p text:style-name="P17"><text:soft-page-break/></text:p>
      <text:p text:style-name="P17">------------------------------------------------------------------------------------------------------------------------</text:p>
      <text:p text:style-name="P17"/>
      <text:list xml:id="list205925118957985" text:continue-numbering="true" text:style-name="L1">
        <text:list-item>
          <text:p text:style-name="P103">t<text:span text:style-name="T48">ail [-option] file : Affiche les dernières lignes du fichier file</text:span></text:p>
        </text:list-item>
      </text:list>
      <text:p text:style-name="P18">-n x: affiche les x dernière lignes</text:p>
      <text:p text:style-name="P32"><text:span text:style-name="T14">-</text:span><text:span text:style-name="T15">f : (follow) suivre la fin d’un fichier au fur et a mesure de son evolution</text:span></text:p>
      <text:p text:style-name="P19"/>
      <text:p text:style-name="P19">------------------------------------------------------------------------------------------------------------------------</text:p>
      <text:p text:style-name="P19"/>
      <text:list xml:id="list205924356070638" text:continue-numbering="true" text:style-name="L1">
        <text:list-item>
          <text:p text:style-name="P104">touch file : Change la date de dernière modification du fichier file. Si le fichier n’existe pas celui ci est crée.</text:p>
        </text:list-item>
      </text:list>
      <text:p text:style-name="P19"/>
      <text:p text:style-name="P19">------------------------------------------------------------------------------------------------------------------------</text:p>
      <text:p text:style-name="P19"/>
      <text:list xml:id="list205924782963830" text:continue-numbering="true" text:style-name="L1">
        <text:list-item>
          <text:p text:style-name="P105">mkdir [-option] repository : Cree le dossier repository.</text:p>
        </text:list-item>
      </text:list>
      <text:p text:style-name="P4">-p : crée tout les dossiers intermédiaires si repository est un chemin</text:p>
      <text:p text:style-name="P8"/>
      <text:p text:style-name="P8">------------------------------------------------------------------------------------------------------------------------</text:p>
      <text:p text:style-name="P8"/>
      <text:list xml:id="list205925149901463" text:continue-numbering="true" text:style-name="L1">
        <text:list-item>
          <text:p text:style-name="P106">cp <text:span text:style-name="T49">[-option] </text:span>file <text:span text:style-name="T49">path/</text:span>copy : <text:span text:style-name="T50">(Copy)</text:span> Copie un fichier en copy <text:span text:style-name="T49">dans path</text:span></text:p>
        </text:list-item>
      </text:list>
      <text:p text:style-name="P5">-<text:span text:style-name="T49">R, -r : copie un dossier et son contenu</text:span></text:p>
      <text:p text:style-name="P8"/>
      <text:p text:style-name="P8">------------------------------------------------------------------------------------------------------------------------</text:p>
      <text:p text:style-name="P8"/>
      <text:list xml:id="list205923466622316" text:continue-numbering="true" text:style-name="L1">
        <text:list-item>
          <text:p text:style-name="P107">mv <text:s/><text:span text:style-name="T49">[-option] </text:span>file <text:span text:style-name="T49">path/name</text:span>: <text:span text:style-name="T50">(Move) Déplace</text:span> un fichier en <text:span text:style-name="T50">name</text:span> <text:span text:style-name="T49">dans path</text:span></text:p>
        </text:list-item>
      </text:list>
      <text:p text:style-name="P9"/>
      <text:p text:style-name="P9">------------------------------------------------------------------------------------------------------------------------</text:p>
      <text:p text:style-name="P9"/>
      <text:list xml:id="list205925041379245" text:continue-numbering="true" text:style-name="L1">
        <text:list-item>
          <text:p text:style-name="P108"><text:span text:style-name="T51">rm</text:span> <text:span text:style-name="T49">[-option] </text:span>file : <text:span text:style-name="T50">(Remove)</text:span> <text:span text:style-name="T52">Supprime</text:span> <text:span text:style-name="T52">le fichier file</text:span></text:p>
        </text:list-item>
      </text:list>
      <text:p text:style-name="P6">-<text:span text:style-name="T52">i : (interaction) demande une confirmation</text:span></text:p>
      <text:p text:style-name="P6">-<text:span text:style-name="T52">f : (force) force la suppression</text:span></text:p>
      <text:p text:style-name="P6">-<text:span text:style-name="T52">v: (verbose) affiche le log</text:span></text:p>
      <text:p text:style-name="P7">-<text:span text:style-name="T52">r : supprimer un dossier et son contenu</text:span></text:p>
      <text:p text:style-name="P10"/>
      <text:p text:style-name="P10">------------------------------------------------------------------------------------------------------------------------</text:p>
      <text:p text:style-name="P10"/>
      <text:list xml:id="list205924348739922" text:continue-numbering="true" text:style-name="L1">
        <text:list-item>
          <text:p text:style-name="P95"><text:span text:style-name="T7">rmdir</text:span><text:span text:style-name="T18"> </text:span><text:span text:style-name="T21">dossier </text:span><text:span text:style-name="T18">: </text:span><text:span text:style-name="T21">Supprime le dossier dossier (vide)</text:span>. </text:p>
        </text:list-item>
      </text:list>
      <text:p text:style-name="P26"/>
      <text:p text:style-name="P8">------------------------------------------------------------------------------------------------------------------------</text:p>
      <text:p text:style-name="P8"/>
      <text:list xml:id="list205924692900492" text:continue-numbering="true" text:style-name="L1">
        <text:list-item>
          <text:p text:style-name="P96"><text:span text:style-name="T8">ln </text:span><text:span text:style-name="T9">[-option]</text:span><text:span text:style-name="T18"> </text:span><text:span text:style-name="T22">file1 file2</text:span><text:span text:style-name="T21"> </text:span><text:span text:style-name="T18">: </text:span><text:span text:style-name="T22">Crée fichier2 qui est un lien physique vers fichier1</text:span></text:p>
        </text:list-item>
      </text:list>
      <text:p text:style-name="P30"><text:span text:style-name="T22">-</text:span><text:span text:style-name="T23">s : crée un lien symbolique</text:span></text:p>
      <text:p text:style-name="P27"/>
      <text:p text:style-name="P11">------------------------------------------------------------------------------------------------------------------------</text:p>
      <text:p text:style-name="P11"/>
      <text:list xml:id="list205924873528087" text:continue-numbering="true" text:style-name="L1">
        <text:list-item>
          <text:p text:style-name="P96"><text:span text:style-name="T1">whereis</text:span><text:span text:style-name="T18"> : </text:span>localise les fichiers binaires, sources et de manuel d'une commande. </text:p>
        </text:list-item>
      </text:list>
      <text:p text:style-name="P25"/>
      <text:p text:style-name="P28">------------------------------------------------------------------------------------------------------------------------</text:p>
      <text:p text:style-name="P25"/>
      <text:list xml:id="list205925143845775" text:continue-numbering="true" text:style-name="L1">
        <text:list-item>
          <text:p text:style-name="P109"><text:span text:style-name="T1">which</text:span> : affiche le chemin complet du fichier passé en paramètre en recherchant celui-ci de la même manière que si la commande avait été utilisée dans un interpréteur de commande. <text:span text:style-name="T32">which</text:span> cherche le fichier dans la liste des répertoires contenu dans la variable <text:soft-page-break/>d'environnement PATH</text:p>
        </text:list-item>
      </text:list>
      <text:p text:style-name="P25"/>
      <text:p text:style-name="P28">------------------------------------------------------------------------------------------------------------------------</text:p>
      <text:p text:style-name="P25"/>
      <text:list xml:id="list205923749618606" text:continue-numbering="true" text:style-name="L1">
        <text:list-item>
          <text:p text:style-name="P109"><text:span text:style-name="T1">find</text:span> : cherche des fichiers dans un ou plusieurs répertoires selon des critères définis par l'utilisateur. </text:p>
        </text:list-item>
      </text:list>
      <text:p text:style-name="P89">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89"/>
      <text:p text:style-name="P33">------------------------------------------------------------------------------------------------------------------------</text:p>
      <text:p text:style-name="P34"/>
      <text:list xml:id="list205925460487303" text:continue-numbering="true" text:style-name="L1">
        <text:list-item>
          <text:p text:style-name="P109"><text:span text:style-name="T1">locate</text:span><text:span text:style-name="T18"> : permet de localiser un fichier. </text:span>À la différence des autres méthodes de recherche, <text:span text:style-name="T32">locate</text:span> ne cherche pas dans l'arborescence des répertoires les fichiers demandés mais dans une base de donnée mise régulièrement à jour (au moyen de la commande <text:span text:style-name="T32">updatedb</text:span>, que l'on automatise, si ce n'est pas déjà le cas, au moyen de <text:span text:style-name="T33">cron</text:span>). Cette base de données contient les références vers les fichiers contenus dans les répertoires du système. </text:p>
        </text:list-item>
      </text:list>
      <text:p text:style-name="P89">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205924938867712" text:continue-numbering="true" text:style-name="L1">
        <text:list-item>
          <text:p text:style-name="P94"><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205923517898956" text:continue-numbering="true" text:style-name="L1">
        <text:list-item>
          <text:p text:style-name="P94"><text:span text:style-name="T2">su user</text:span><text:span text:style-name="T11"> : prend l'identiter de user</text:span></text:p>
        </text:list-item>
      </text:list>
      <text:p text:style-name="P3"/>
      <text:p text:style-name="P22">------------------------------------------------------------------------------------------------------------------------</text:p>
      <text:p text:style-name="P3"/>
      <text:list xml:id="list205923689124450" text:continue-numbering="true" text:style-name="L1">
        <text:list-item>
          <text:p text:style-name="P94"><text:span text:style-name="T1">umask</text:span> : <text:bookmark text:name="result_box"/><text:span text:style-name="T11">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205924349732323" text:continue-numbering="true" text:style-name="L1">
        <text:list-item>
          <text:p text:style-name="P97"><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205925171874241" text:continue-numbering="true" text:style-name="L1">
        <text:list-item>
          <text:p text:style-name="P97"><text:span text:style-name="T1">passwd</text:span> <text:span text:style-name="T55">user</text:span>: définir un nouveau mot de passe <text:span text:style-name="T55">pour user</text:span></text:p>
        </text:list-item>
      </text:list>
      <text:p text:style-name="P3"><text:span text:style-name="T1">-d</text:span> : supprime le mot de passe</text:p>
      <text:p text:style-name="P3"/>
      <text:p text:style-name="P3">------------------------------------------------------------------------------------------------------------------------</text:p>
      <text:p text:style-name="P3"/>
      <text:list xml:id="list205923879086750" text:continue-numbering="true" text:style-name="L1">
        <text:list-item>
          <text:p text:style-name="P97"><text:span text:style-name="T1">usermod</text:span> <text:span text:style-name="T56">[-option] user</text:span>: modifie les caractéristiques de utilisateur</text:p>
        </text:list-item>
      </text:list>
      <text:p text:style-name="P3"><text:span text:style-name="T1">--login newlogin </text:span>: change son login en newlogin</text:p>
      <text:p text:style-name="P3">-<text:span text:style-name="T56">l → pareil </text:span></text:p>
      <text:p text:style-name="P3"><text:span text:style-name="T1">--gid group</text:span> : change son groupe en group</text:p>
      <text:p text:style-name="P3">-<text:span text:style-name="T56">g → pareil</text:span></text:p>
      <text:p text:style-name="P3">-<text:span text:style-name="T56">G : grp1,grp2,… les groupes de user seront grp1, grp2, …</text:span></text:p>
      <text:p text:style-name="P20">-<text:span text:style-name="T56">a : permet d’ajouter plutot des groupes que de les remplacer </text:span></text:p>
      <text:p text:style-name="P3"/>
      <text:p text:style-name="P3">------------------------------------------------------------------------------------------------------------------------</text:p>
      <text:p text:style-name="P3"/>
      <text:list xml:id="list205925129901241" text:continue-numbering="true" text:style-name="L1">
        <text:list-item>
          <text:p text:style-name="P110">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1"> : </text:span>active le mode « verbeux » (bavard, affiche ce qu'il fait). </text:p>
      <text:p text:style-name="Standard"><text:span text:style-name="T2">-f </text:span><text:span text:style-name="T11">:</text:span>utilise le fichier donné en paramètre</text:p>
      <text:p text:style-name="P3"/>
      <text:p text:style-name="P3">------------------------------------------------------------------------------------------------------------------------</text:p>
      <text:p text:style-name="P3"/>
      <text:list xml:id="list205923906211186" text:continue-numbering="true" text:style-name="L1">
        <text:list-item>
          <text:p text:style-name="P112">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1">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205923456228325" text:continue-numbering="true" text:style-name="L1">
        <text:list-item>
          <text:p text:style-name="P97"><text:span text:style-name="T1">echo [text]</text:span>: renvoi la ligne de texte text.</text:p>
        </text:list-item>
      </text:list>
      <text:p text:style-name="P3"/>
      <text:p text:style-name="P3">------------------------------------------------------------------------------------------------------------------------</text:p>
      <text:p text:style-name="P3"/>
      <text:list xml:id="list205925355307202" text:continue-numbering="true" text:style-name="L1">
        <text:list-item>
          <text:p text:style-name="P94"><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24">[cmd] &lt;&lt; <text:s/>keyword : dirige l’entrée standard vers l’entrée de la commande. S’arrête quand rencontre keywor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205923450250370" text:continue-numbering="true" text:style-name="L1">
        <text:list-item>
          <text:p text:style-name="P97"><text:span text:style-name="T1">wc </text:span><text:span text:style-name="T10">[file]</text:span><text:span text:style-name="T1"> [fichier]</text:span> : renvoi le nombre de lignes, de mots et de caratères de ficher.</text:p>
          <text:p text:style-name="P97">-<text:span text:style-name="T60">l : compte le nombre de ligne</text:span></text:p>
          <text:p text:style-name="P97">-<text:span text:style-name="T60">w : compte le nombre de mots</text:span></text:p>
          <text:p text:style-name="P97">-<text:span text:style-name="T60">c : compte le nombre d’octets</text:span></text:p>
          <text:p text:style-name="P97">-<text:span text:style-name="T60">m:compte le nombre de charatères</text:span></text:p>
        </text:list-item>
      </text:list>
      <text:p text:style-name="P23"/>
      <text:p text:style-name="P3">------------------------------------------------------------------------------------------------------------------------</text:p>
      <text:p text:style-name="P3"/>
      <text:list xml:id="list205923889512748" text:continue-numbering="true" text:style-name="L1">
        <text:list-item>
          <text:p text:style-name="P97"><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205924339685109" text:continue-numbering="true" text:style-name="L1">
        <text:list-item>
          <text:p text:style-name="P94"><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oft-page-break/><text:span text:style-name="T1">unset var</text:span> : supprime la variale var.</text:p>
      <text:p text:style-name="P3"/>
      <text:p text:style-name="P3">------------------------------------------------------------------------------------------------------------------------</text:p>
      <text:p text:style-name="P3"/>
      <text:list xml:id="list205923493812411" text:continue-numbering="true" text:style-name="L1">
        <text:list-item>
          <text:p text:style-name="P94"><text:span text:style-name="T1">(B#x)</text:span> : x dans la base B.</text:p>
        </text:list-item>
      </text:list>
      <text:p text:style-name="P3"/>
      <text:p text:style-name="P3">------------------------------------------------------------------------------------------------------------------------</text:p>
      <text:p text:style-name="P3"/>
      <text:list xml:id="list205924357003615" text:continue-numbering="true" text:style-name="L1">
        <text:list-item>
          <text:p text:style-name="P94"><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60">o file : enregistre le résultat dans un fichier</text:span></text:p>
      <text:p text:style-name="Standard">-<text:span text:style-name="T60">R : trie aléatoire</text:span></text:p>
      <text:p text:style-name="P3"/>
      <text:p text:style-name="P3">------------------------------------------------------------------------------------------------------------------------</text:p>
      <text:p text:style-name="P3"/>
      <text:list xml:id="list205924006180781" text:continue-numbering="true" text:style-name="L1">
        <text:list-item>
          <text:p text:style-name="P112">hexdump [-option] file : convertit les charactères de file</text:p>
        </text:list-item>
      </text:list>
      <text:p text:style-name="P35">-b : affiche le fichier en octal</text:p>
      <text:p text:style-name="P36">-C : affiche le fichier en héxadécimal</text:p>
      <text:p text:style-name="P3"/>
      <text:p text:style-name="P3">------------------------------------------------------------------------------------------------------------------------</text:p>
      <text:p text:style-name="P3"/>
      <text:list xml:id="list205923567711655" text:continue-numbering="true" text:style-name="L1">
        <text:list-item>
          <text:p text:style-name="P112">echo [-option] {text}</text:p>
        </text:list-item>
      </text:list>
      <text:p text:style-name="P35">-e : interprète les caractères échapés par un backslash</text:p>
      <text:p text:style-name="P35">-n : n'affiche pas de retour à la ligne en sortie</text:p>
      <text:p text:style-name="P35">interprétations ave “-e” :</text:p>
      <text:p text:style-name="P35">→ \0NNN <text:s/>byte with octal value NNN (1 to 3 digits)</text:p>
      <text:p text:style-name="P36">→ \xHH <text:s text:c="2"/>byte with hexadecimal value HH (1 to 2 digits)</text:p>
      <text:p text:style-name="P36"/>
      <text:p text:style-name="P42">------------------------------------------------------------------------------------------------------------------------</text:p>
      <text:p text:style-name="P3"/>
      <text:list xml:id="list205924547420934" text:continue-numbering="true" text:style-name="L1">
        <text:list-item>
          <text:p text:style-name="P121">sed [-option] [script] [fichier] </text:p>
        </text:list-item>
      </text:list>
      <text:p text:style-name="List_20_Heading"><text:span text:style-name="T1">-n</text:span> : écrit seulement les lignes spécifiées (par l'option /p) sur la sortie standard </text:p>
      <text:p text:style-name="P90"><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text:soft-page-break/></text:p>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91">p &lt;=&gt; ! d</text:p>
      <text:p text:style-name="List_20_Contents"><text:span text:style-name="T17">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205923853621597" text:continue-numbering="true" text:style-name="L1">
        <text:list-item>
          <text:p text:style-name="P112">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205925121966481" text:continue-numbering="true" text:style-name="L1">
        <text:list-item>
          <text:p text:style-name="P119"><text:span text:style-name="T29">ps : process</text:span><text:span text:style-name="T4"> snapshot </text:span><text:span text:style-name="T20">: affiche l'état des processus en cours.</text:span></text:p>
        </text:list-item>
      </text:list>
      <text:p text:style-name="P88">--user ID <text:span text:style-name="T18">: sélectionne par ID</text:span></text:p>
      <text:p text:style-name="P88">--tty tty <text:span text:style-name="T18">:sélectionne par tty</text:span></text:p>
      <text:p text:style-name="P39">--pid <text:span text:style-name="T18">: sélectionne par PID</text:span></text:p>
      <text:p text:style-name="P39">--ppid<text:span text:style-name="T18"> : sélectionne par PPID</text:span></text:p>
      <text:p text:style-name="P39">-C cmd<text:span text:style-name="T18"> : sélectionne par nom de commande</text:span></text:p>
      <text:p text:style-name="P39">o list1,list2,list3 <text:span text:style-name="T18">: affiche les processus selon le format demandé (avec list1= ppid, list2 = tty … par exemple)</text:span></text:p>
      <text:p text:style-name="P92">-A <text:span text:style-name="T18">: (autres) présente également les processus des <text:s/>autres utilisateurs. →</text:span><text:span text:style-name="T24"> -e</text:span></text:p>
      <text:p text:style-name="P92">x<text:span text:style-name="T18"> : affiche <text:s/>les <text:s/>processus <text:s/>qui n'ont pas de terminal de contrôle.</text:span></text:p>
      <text:p text:style-name="P92"><text:soft-page-break/><text:span text:style-name="T30">F </text:span><text:span text:style-name="T19">: </text:span><text:span text:style-name="T18">(forêt) <text:s/>affiche les arbres généalogiques des processus.</text:span></text:p>
      <text:p text:style-name="P92"><text:span text:style-name="T18">-</text:span><text:span text:style-name="T25">H : affiche sous forme hiérarchique </text:span></text:p>
      <text:p text:style-name="P92"><text:span text:style-name="T25">-</text:span><text:span text:style-name="T26">u processus lancé</text:span><text:span text:style-name="T27">s</text:span><text:span text:style-name="T26"> par l’utilisateur</text:span></text:p>
      <text:p text:style-name="Standard"/>
      <text:p text:style-name="P3">------------------------------------------------------------------------------------------------------------------------</text:p>
      <text:p text:style-name="Standard"/>
      <text:list xml:id="list205923975452282" text:continue-numbering="true" text:style-name="L1">
        <text:list-item>
          <text:p text:style-name="P97"><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85">-execdir cmd<text:span text:style-name="T18"> : comme </text:span>exec<text:span text:style-name="T18"> à la différence que le répertoire où s’effectuera la commande sera celui où find a matché. </text:span></text:p>
      <text:p text:style-name="P85"><text:span text:style-name="T1">-ok</text:span><text:span text:style-name="T18"> : comme </text:span><text:span text:style-name="T1">exec</text:span><text:span text:style-name="T18">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5"/>
      <text:list xml:id="list205923493548301" text:continue-numbering="true" text:style-name="L1">
        <text:list-item>
          <text:p text:style-name="P94"><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59"> egrep</text:span></text:p>
      <text:p text:style-name="Standard"><text:span text:style-name="T3">-F</text:span><text:span text:style-name="T16"> : interprète motif comme une liste de chaînes figées, séparées par des Sauts de Lignes (NewLine). La correspondance est faite avec n'importe laquelle de ces chaînes.</text:span></text:p>
      <text:p text:style-name="P86"/>
      <text:p text:style-name="P93">*Dans <text:s/>les <text:s/>expressions <text:s/>régulières <text:s/>simples, les méta-caractères ?, +, {, |, (, et ) perdent <text:s/>leurs <text:s/>significations spéciales, il faut utiliser à la place leurs versions avec backSlash \?, \+, \{, \|, \(, et \).</text:p>
      <text:p text:style-name="P93">*Dans grep -E <text:s/>le <text:s/>méta-caractère <text:s/>{ <text:s/>perd <text:s/>sa <text:s/>signification spéciale, il faut utiliser \{ à la place.</text:p>
      <text:p text:style-name="P86"/>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59"> rgrep</text:span></text:p>
      <text:p text:style-name="P87">-I : exclu les fichiers binaires</text:p>
      <text:p text:style-name="Standard"/>
      <text:p text:style-name="P3">------------------------------------------------------------------------------------------------------------------------</text:p>
      <text:p text:style-name="P3"/>
      <text:list xml:id="list205923622898706" text:continue-numbering="true" text:style-name="L1">
        <text:list-item>
          <text:p text:style-name="P113"><text:soft-page-break/>seq [n0] [i] n : <text:span text:style-name="T18">retourne les entiers de n0 jusqu'à n en incrémentant de i</text:span></text:p>
        </text:list-item>
      </text:list>
      <text:p text:style-name="P83">n0 par défaut 1</text:p>
      <text:p text:style-name="P83">i par défaut 1</text:p>
      <text:p text:style-name="P37"/>
      <text:p text:style-name="P43">------------------------------------------------------------------------------------------------------------------------</text:p>
      <text:p text:style-name="P37"/>
      <text:list xml:id="list205923387537289" text:continue-numbering="true" text:style-name="L1">
        <text:list-item>
          <text:p text:style-name="P111">read [-option] var1 var2 … varn : <text:span text:style-name="T18">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40">-d delim : <text:span text:style-name="T18">change le délimiteur. Par défaut \n <text:s text:c="3"/><text:tab/>!= séparateur !</text:span></text:p>
      <text:p text:style-name="P40">-N n : <text:span text:style-name="T18">lit n caractères, ignore les séparateurs</text:span></text:p>
      <text:p text:style-name="P38"><text:span text:style-name="T18">séparateurs : par défaut </text:span>IFS<text:span text:style-name="T18">=$' \t\n' <text:s/>→ espace, tabulation, retour chariot </text:span></text:p>
      <text:p text:style-name="P29"/>
      <text:p text:style-name="P44">------------------------------------------------------------------------------------------------------------------------</text:p>
      <text:p text:style-name="P44"/>
      <text:list xml:id="list205923422002401" text:continue-numbering="true" text:style-name="L1">
        <text:list-item>
          <text:p text:style-name="P114"><text:span text:style-name="T1">git </text:span>: logiciel de gestion de version</text:p>
        </text:list-item>
      </text:list>
      <text:p text:style-name="P44"><text:span text:style-name="T1">git init</text:span> : initialise un repository git vide</text:p>
      <text:p text:style-name="P44"><text:span text:style-name="T1">git status</text:span> : renvoie l'état du repository</text:p>
      <text:p text:style-name="P84"><text:span text:style-name="T1">git log</text:span> : affiche la liste des commits</text:p>
      <text:p text:style-name="P84"><text:span text:style-name="T1">git log --oneline</text:span> : comme git log mais sur une ligne</text:p>
      <text:p text:style-name="P84"><text:span text:style-name="T1">git add [files]</text:span> : ajoute files à la liste des commits</text:p>
      <text:p text:style-name="P84"><text:span text:style-name="T1">git commit -m ''message''</text:span> : commit les fichiers qui sont dans la liste des commits avec le message message</text:p>
      <text:p text:style-name="P84"><text:span text:style-name="T1">git checkout [id]</text:span> : revient au commit correspondant à id</text:p>
      <text:p text:style-name="P41">git remote add origin [url]<text:span text:style-name="T18"> : définit l'adresse où l'on push</text:span></text:p>
      <text:p text:style-name="P41">git push --set-upstream origin master <text:span text:style-name="T18">: associe master avec origin</text:span></text:p>
      <text:p text:style-name="P41">git push<text:span text:style-name="T18"> : envoie les commit dans origin</text:span></text:p>
      <text:p text:style-name="P41">git pull <text:span text:style-name="T18">: récupère les commit de origin</text:span></text:p>
      <text:p text:style-name="P84"><text:span text:style-name="T1">git remote </text:span>: liste les dépots distants</text:p>
      <text:p text:style-name="P84"><text:span text:style-name="T1">git remote -v </text:span>: comme git remote avec les url</text:p>
      <text:p text:style-name="P84"><text:span text:style-name="T1">git clone [link]</text:span> : clone le repositry</text:p>
      <text:p text:style-name="P84"><text:span text:style-name="T1">git branch newbranch</text:span> : crée une nouvelle branche newbranch</text:p>
      <text:p text:style-name="P84"><text:span text:style-name="T1">git merge branch</text:span> : incorpore les changements de branch à la branche actuelle</text:p>
      <text:p text:style-name="P84"/>
      <text:p text:style-name="P44">------------------------------------------------------------------------------------------------------------------------</text:p>
      <text:p text:style-name="Standard"/>
      <text:list xml:id="list205925215242899" text:continue-numbering="true" text:style-name="L1">
        <text:list-item>
          <text:p text:style-name="P94"><text:span text:style-name="T1">ssh-keygen -t rsa -C "votre email@mondomaine"</text:span> : créer une clée ssh</text:p>
        </text:list-item>
      </text:list>
      <text:p text:style-name="P44"/>
      <text:p text:style-name="P44"/>
      <text:p text:style-name="P45"/>
      <text:p text:style-name="P46">sudo  cmd : (Substitute User Do) exécute la commande cmd en root</text:p>
      <text:p text:style-name="P46"/>
      <text:p text:style-name="P46">su user : changer d’utilisateur, sans nom d’utilisateur indiqué permet de passer en root</text:p>
      <text:p text:style-name="P46"/>
      <text:p text:style-name="P47">adduser user : ajouter l’utilisateur user de manière interactive</text:p>
      <text:p text:style-name="P47"/>
      <text:p text:style-name="P47">deluser [-option] user : supprime le compte de user</text:p>
      <text:p text:style-name="P47">--remove-home : supprime également le répertoire personnel</text:p>
      <text:p text:style-name="P47"/>
      <text:p text:style-name="P48">addgroup name : crée le groupe name</text:p>
      <text:p text:style-name="P48"/>
      <text:p text:style-name="P49">delgroup name : supprime le groupe name</text:p>
      <text:p text:style-name="P49"><text:soft-page-break/></text:p>
      <text:p text:style-name="P50">chown user file : change le propriétaire du fichier file et le met à user</text:p>
      <text:p text:style-name="P50">chown user:gourp file : change le propriétaire du fichier file et le met à user et le groupe du fichier file et le met à group</text:p>
      <text:p text:style-name="P50">-<text:span text:style-name="T57">R : de manière récurssive pour les sous dossiers</text:span></text:p>
      <text:p text:style-name="P50"/>
      <text:p text:style-name="P50"><text:span text:style-name="T57">chgrp</text:span> group file : change le group du fichier file et le met à group</text:p>
      <text:p text:style-name="P50"/>
      <text:p text:style-name="P51">apt-get update : mettre à jour le cache des paquets</text:p>
      <text:p text:style-name="P51">apt-cache search name : rechercher le paquet name</text:p>
      <text:p text:style-name="P51">apt-cache show paquet : avoir une description du paquet paquet</text:p>
      <text:p text:style-name="P51">apt-get install paquet : installe le paquet paquet</text:p>
      <text:p text:style-name="P52">apt-get remove paquet : désinstalle le paquet paquet</text:p>
      <text:p text:style-name="P52">apt-get autoremove paquet : paquet : désinstalle le paquet et ses dépendances non utilisées</text:p>
      <text:p text:style-name="P52">apt-get upgrade : met à jours tous les paquets installés</text:p>
      <text:p text:style-name="P52">apt-get autoremove –purge : <text:span text:style-name="T58">comme <text:s/>autoremove mais supprime en plus les fichiers de configuration</text:span></text:p>
      <text:p text:style-name="P52"/>
      <text:p text:style-name="P53">man cmd : affiche la page manuelle de cmd</text:p>
      <text:p text:style-name="P54">apropos name : affiches les commandes en rapport avec name</text:p>
      <text:p text:style-name="P55">whatis cmd : affiche la description de la commande cmd</text:p>
      <text:p text:style-name="P55"/>
      <text:p text:style-name="P56">uniq [option] file [output] : supprime les lignes identiques et les écrit dans output si spécifié, sur la sortie standard sinon</text:p>
      <text:p text:style-name="P56">-c : affiche le nombre d’occurrences</text:p>
      <text:p text:style-name="P56">-d : affiche uniquement les doublons</text:p>
      <text:p text:style-name="P56">-u : affiche unique ment les ligne uniques</text:p>
      <text:p text:style-name="P56"/>
      <text:p text:style-name="P57">cut [option] file :</text:p>
      <text:p text:style-name="P57">-c -nb : du 1<text:span text:style-name="T61">er</text:span> charactère au nb ème <text:s/></text:p>
      <text:p text:style-name="P57">-c nb- : du nb ème au dernier charatère</text:p>
      <text:p text:style-name="P57">-d delim : utilise delim comme délimiteur. <text:span text:style-name="T62">Default → tab</text:span></text:p>
      <text:p text:style-name="P57">-f <text:span text:style-name="T63">nb</text:span> : <text:span text:style-name="T63">indique le numéro du champ à couper</text:span></text:p>
      <text:p text:style-name="P57"/>
      <text:p text:style-name="P58">uptime : affiche la durée de fonctionnement de l’ordinateur <text:span text:style-name="T64">ainsi que sa charge moyenne</text:span></text:p>
      <text:p text:style-name="P58"/>
      <text:p text:style-name="P59">tload : affiche graphiquement la charge de l’ordinateur</text:p>
      <text:p text:style-name="P59"/>
      <text:p text:style-name="P60">who : affiche les personnes connectées sur la machine</text:p>
      <text:p text:style-name="P60"/>
      <text:p text:style-name="P60">w : d\te + uptime + who</text:p>
      <text:p text:style-name="P60"/>
      <text:p text:style-name="P61">top : affiches les processus de manière dynamique</text:p>
      <text:p text:style-name="P61"/>
      <text:p text:style-name="P61">kill PID : arrêter le processus correspondant à PID</text:p>
      <text:p text:style-name="P61">-9 : force brute</text:p>
      <text:p text:style-name="P61"/>
      <text:p text:style-name="P61">killall name : arrête tout les processus name</text:p>
      <text:p text:style-name="P61"/>
      <text:p text:style-name="P62">halt, poweroff, reboot, shutdow : arrête, met hors tension, redémarre la machine</text:p>
      <text:p text:style-name="P61"/>
      <text:p text:style-name="P63">cmd&amp; : exécute cmd en arrière plan</text:p>
      <text:p text:style-name="P63"><text:soft-page-break/></text:p>
      <text:p text:style-name="P63">nohup cmd : détache cmd de la console et ses sorties sont redirigées vers un fichier nohup.out</text:p>
      <text:p text:style-name="P63"/>
      <text:p text:style-name="P64">bg : background → met le processus en arrière plan</text:p>
      <text:p text:style-name="P64"/>
      <text:p text:style-name="P65">jobs : liste les processus en arrière plan</text:p>
      <text:p text:style-name="P65"/>
      <text:p text:style-name="P66">fg %n : renvoie le processus n en pr<text:span text:style-name="T65">e</text:span>mier plan</text:p>
      <text:p text:style-name="P66"/>
      <text:p text:style-name="P67">screen : émulateur de terminaux</text:p>
      <text:p text:style-name="P67"/>
      <text:p text:style-name="P68">at : exécute une commande ultérieurement</text:p>
      <text:p text:style-name="P69">atq : liste les jobs en attente</text:p>
      <text:p text:style-name="P69">atrm n : supprime le job n</text:p>
      <text:p text:style-name="P69"/>
      <text:p text:style-name="P70">sleep n : fait une pause de n secondes</text:p>
      <text:p text:style-name="P70"/>
      <text:p text:style-name="P71">crontab [option] : modifier la liste des programmes à exécuter ultérieurement</text:p>
      <text:p text:style-name="P70">-<text:span text:style-name="T66">l : afficher la liste</text:span></text:p>
      <text:p text:style-name="P70">-<text:span text:style-name="T66">e : éditer la liste</text:span></text:p>
      <text:p text:style-name="P70">-<text:span text:style-name="T66">r : vider la liste</text:span></text:p>
      <text:p text:style-name="P70"/>
      <text:p text:style-name="P72">tar [option] archive dossier : archive dossier en archive</text:p>
      <text:p text:style-name="P72">-c : créer l’archive</text:p>
      <text:p text:style-name="P72">-v : verbose</text:p>
      <text:p text:style-name="P72">-f : assembler l’archive dans un fichier</text:p>
      <text:p text:style-name="P72">-t : afficher le contenue de l’archive </text:p>
      <text:p text:style-name="P72">-r : rajouter un fichier</text:p>
      <text:p text:style-name="P72">-x : extraire les fichiers de l’archive</text:p>
      <text:p text:style-name="P72">-<text:span text:style-name="T68">z : compresse(c)/décompresse(x) en gzip</text:span></text:p>
      <text:p text:style-name="P72">-<text:span text:style-name="T68">j : compresse(c)/décompresse(x) en bzip2</text:span></text:p>
      <text:p text:style-name="P72"/>
      <text:p text:style-name="P73">gzip file.tar : compresse file.tar en file.tar.gz</text:p>
      <text:p text:style-name="P73">gunzip file.tar.gz : décompresse file.tar.gz en file.tar</text:p>
      <text:p text:style-name="P73"/>
      <text:p text:style-name="P73"><text:span text:style-name="T67">b</text:span>zip<text:span text:style-name="T67">2</text:span> file.tar : compresse file.tar en file.tar.<text:span text:style-name="T67">b</text:span>z<text:span text:style-name="T67">2</text:span></text:p>
      <text:p text:style-name="P73"><text:span text:style-name="T67">b</text:span>unzip<text:span text:style-name="T67">2</text:span> file.tar.<text:span text:style-name="T67">b</text:span>z<text:span text:style-name="T67">2</text:span> : décompresse file.tar.<text:span text:style-name="T67">b</text:span>z<text:span text:style-name="T67">2</text:span> en file.tar</text:p>
      <text:p text:style-name="P73"/>
      <text:p text:style-name="P74">zcat : cat un fichier gzippé</text:p>
      <text:p text:style-name="P74">zmore : more un fichier gzippé</text:p>
      <text:p text:style-name="P74">zless : less un fichier gzippé </text:p>
      <text:p text:style-name="P74"/>
      <text:p text:style-name="P74">unzip [option] file.zip : décompresse file.zip</text:p>
      <text:p text:style-name="P74">-l : affiche sans décompresser</text:p>
      <text:p text:style-name="P74"/>
      <text:p text:style-name="P74">unrar [option] file.rar :décompresse file.rar</text:p>
      <text:p text:style-name="P74">e : décompresser file.rar</text:p>
      <text:p text:style-name="P74">l:afficher sans décompresser</text:p>
      <text:p text:style-name="P74"/>
      <text:p text:style-name="P75">ssh <text:a xlink:type="simple" xlink:href="mailto:login@addr" text:style-name="Internet_20_link" text:visited-style-name="Visited_20_Internet_20_Link">login@addr</text:a> : se connecter au se<text:span text:style-name="T69">r</text:span>veur addr</text:p>
      <text:p text:style-name="P75"/>
      <text:p text:style-name="P76">wget [option] http/ftp_addr : télécharge le fichier pointé par le lien</text:p>
      <text:p text:style-name="P76"><text:soft-page-break/>-c : reprendre un téléchargement arrêté</text:p>
      <text:p text:style-name="P76">--<text:span text:style-name="T70">background : téléchargement en arrière plan</text:span></text:p>
      <text:p text:style-name="P76"/>
      <text:p text:style-name="P77">scp <text:a xlink:type="simple" xlink:href="mailto:login@IP" text:style-name="Internet_20_link" text:visited-style-name="Visited_20_Internet_20_Link">login@IP</text:a>:path_src <text:a xlink:type="simple" xlink:href="mailto:login@IP" text:style-name="Internet_20_link" text:visited-style-name="Visited_20_Internet_20_Link">login@IP</text:a>:path_dst : copie de fichier d’une machine à une autre</text:p>
      <text:p text:style-name="P77"/>
      <text:p text:style-name="P78">ftp host : se connecter à un serveur ftp</text:p>
      <text:p text:style-name="P78"/>
      <text:p text:style-name="P78">!cmd : exécuter cmd sur sa machine lorsque l’on est connecté à un serveur ftp</text:p>
      <text:p text:style-name="P78"/>
      <text:p text:style-name="P78">get file : télécharger un fichier sur un serveur ftp</text:p>
      <text:p text:style-name="P78">put file : déposer un fichier sur un serveur ftp</text:p>
      <text:p text:style-name="P78"/>
      <text:p text:style-name="P79">sftp <text:a xlink:type="simple" xlink:href="mailto:login@IP" text:style-name="Internet_20_link" text:visited-style-name="Visited_20_Internet_20_Link">login@IP</text:a> : se connecter à un serveur sftp</text:p>
      <text:p text:style-name="P79"/>
      <text:p text:style-name="P81">rsync [option]<text:span text:style-name="T70"> </text:span><text:a xlink:type="simple" xlink:href="mailto:login@IP" text:style-name="Internet_20_link" text:visited-style-name="Visited_20_Internet_20_Link"><text:span text:style-name="T70">login@IP</text:span></text:a><text:span text:style-name="T70">:path_src </text:span><text:a xlink:type="simple" xlink:href="mailto:login@IP" text:style-name="Internet_20_link" text:visited-style-name="Visited_20_Internet_20_Link"><text:span text:style-name="T70">login@IP</text:span></text:a><text:span text:style-name="T70">:path_dst</text:span> : effectue un sauvegarde incrémentielle de src vers dst</text:p>
      <text:p text:style-name="P80">-a : conserve toutes les informations</text:p>
      <text:p text:style-name="P80">-r : copie également les sous dossiers</text:p>
      <text:p text:style-name="P80">-v : verbose</text:p>
      <text:p text:style-name="P80">--delete : supprime les fichiers de dst supprimés dans src</text:p>
      <text:p text:style-name="P80">--backups-dir=path : déplace les fichiers supprimés vers path</text:p>
      <text:p text:style-name="P80">--exclude=pattern : exclu les fichiers matchant avec pattern</text:p>
      <text:p text:style-name="P80"/>
      <text:p text:style-name="P82">host IP/domaine : donne la correspondance domaine/IP</text:p>
      <text:p text:style-name="P82"/>
      <text:p text:style-name="P115">whois Ip/domaine : affiche les informations sur l’IP/domaine</text:p>
      <text:p text:style-name="P115"/>
      <text:p text:style-name="P116">netstat [option] : affiche des information réseau</text:p>
      <text:p text:style-name="P116">-i : affiche des statistiques sur les interfaces réseau</text:p>
      <text:p text:style-name="P117">-a : <text:span text:style-name="T71">afficher toutes les connexions quelque soit leur état</text:span></text:p>
      <text:p text:style-name="P117">-<text:span text:style-name="T71">u : afficher les connexions UDP</text:span></text:p>
      <text:p text:style-name="P117">-<text:span text:style-name="T71">t : afficher les connexions TCP</text:span></text:p>
      <text:p text:style-name="P117"><text:s/></text:p>
      <text:p text:style-name="P118">iptables [option] : pare-feu</text:p>
      <text:p text:style-name="P118">--line-numbers : numérote les règles</text:p>
      <text:p text:style-name="P122"><text:bookmark text:name="r-2283521"/><text:bookmark text:name="r-2283507"/><text:bookmark text:name="r-2283508"/><text:span text:style-name="Source_20_Text"><text:span text:style-name="T28">-A chain</text:span></text:span><text:span text:style-name="T28"> : ajoute une règle en fin de liste pour la </text:span><text:span text:style-name="Source_20_Text"><text:span text:style-name="T28">chain</text:span></text:span><text:span text:style-name="T28"> indiquée (</text:span><text:span text:style-name="Source_20_Text"><text:span text:style-name="T28">INPUT</text:span></text:span><text:span text:style-name="T28"> ou </text:span><text:span text:style-name="Source_20_Text"><text:span text:style-name="T28">OUTPUT</text:span></text:span><text:span text:style-name="T28">, par exemple).</text:span></text:p>
      <text:p text:style-name="P122"><text:bookmark text:name="r-2283510"/><text:bookmark text:name="r-2283509"/><text:span text:style-name="Source_20_Text">-D chain rulenum</text:span> : supprime la règle n° <text:span text:style-name="Source_20_Text">rulenum</text:span> pour la <text:span text:style-name="Source_20_Text">chain</text:span> indiquée.</text:p>
      <text:p text:style-name="P122"><text:bookmark text:name="r-2283512"/><text:bookmark text:name="r-2283511"/><text:span text:style-name="Source_20_Text">-I chain rulenum</text:span> : insère une règle au milieu de la liste à la position indiquée par <text:span text:style-name="Source_20_Text">rulenum</text:span>. Si vous n'indiquez pas de position <text:span text:style-name="Source_20_Text">rulenum</text:span>, la règle sera insérée en premier, tout en haut dans la liste.</text:p>
      <text:p text:style-name="P122"><text:bookmark text:name="r-2283514"/><text:bookmark text:name="r-2283513"/><text:span text:style-name="Source_20_Text">-R chain rulenum</text:span> : remplace la règle n° <text:span text:style-name="Source_20_Text">rulenum</text:span> dans la <text:span text:style-name="Source_20_Text">chain</text:span> indiquée.</text:p>
      <text:p text:style-name="P122"><text:bookmark text:name="r-2283516"/><text:bookmark text:name="r-2283515"/><text:span text:style-name="Source_20_Text">-L</text:span> : liste les règles (nous l'avons déjà vu).</text:p>
      <text:p text:style-name="P122"><text:bookmark text:name="r-2283518"/><text:bookmark text:name="r-2283517"/><text:span text:style-name="Source_20_Text">-F chain</text:span> : vide toutes les règles de la <text:span text:style-name="Source_20_Text">chain</text:span> indiquée. Cela revient à supprimer toutes les règles une par une pour cette <text:span text:style-name="Source_20_Text">chain</text:span>.</text:p>
      <text:p text:style-name="P122"><text:bookmark text:name="r-2283519"/><text:bookmark text:name="r-2283520"/><text:span text:style-name="Source_20_Text">-P chain regle</text:span> : modifie la règle par défaut pour la <text:span text:style-name="Source_20_Text">chain</text:span>. Cela permet de dire, par exemple, que par défaut tous les ports sont fermés, sauf ceux que l'on a indiqués dans les règ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9T20:55:15.028114645</dc:date>
    <meta:editing-duration>PT20H43M33S</meta:editing-duration>
    <meta:editing-cycles>135</meta:editing-cycles>
    <meta:generator>LibreOffice/6.0.7.3$Linux_X86_64 LibreOffice_project/00m0$Build-3</meta:generator>
    <meta:document-statistic meta:table-count="0" meta:image-count="0" meta:object-count="0" meta:page-count="12" meta:paragraph-count="405" meta:word-count="3860" meta:character-count="26226" meta:non-whitespace-character-count="22596"/>
  </office:meta>
</office:document-meta>
</file>